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oper Black" fo:font-size="14pt" officeooo:rsid="0015710f" officeooo:paragraph-rsid="001a3a89" style:font-size-asian="12.25pt" style:font-size-complex="14pt"/>
    </style:style>
    <style:style style:name="P3" style:family="paragraph" style:parent-style-name="Footer">
      <style:text-properties style:font-name="Copperplate Gothic Bold" fo:font-size="6pt" officeooo:rsid="00255120" officeooo:paragraph-rsid="00255120" style:font-size-asian="6pt" style:font-size-complex="6pt"/>
    </style:style>
    <style:style style:name="T1" style:family="text">
      <style:text-properties officeooo:rsid="001f5da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55120" officeooo:paragraph-rsid="00255120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officeooo:rsid="001f5da2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0.0</text:p>
        <text:p text:style-name="MP2">Version 1.01 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 <text:tab/><text:file-name text:display="name">vierge_paysage</text:file-name><text:tab/><text:date style:data-style-name="N37" text:date-value="2022-07-24T11:17:48.844999861">24/07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24T11:17:48.678000000</dc:date>
    <meta:editing-duration>PT1H54M2S</meta:editing-duration>
    <meta:editing-cycles>13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2" meta:word-count="9" meta:character-count="68" meta:non-whitespace-character-count="60"/>
  </office:meta>
</office:document-meta>
</file>